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9pt"/>
    </style:style>
    <style:style style:name="co2" style:family="table-column">
      <style:table-column-properties fo:break-before="auto" style:column-width="173pt"/>
    </style:style>
    <style:style style:name="co3" style:family="table-column">
      <style:table-column-properties fo:break-before="auto" style:column-width="287.26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3.45pt"/>
    </style:style>
    <style:style style:name="co7" style:family="table-column">
      <style:table-column-properties fo:break-before="auto" style:column-width="571.95pt"/>
    </style:style>
    <style:style style:name="co8" style:family="table-column">
      <style:table-column-properties fo:break-before="auto" style:column-width="331.26pt"/>
    </style:style>
    <style:style style:name="co9" style:family="table-column">
      <style:table-column-properties fo:break-before="auto" style:column-width="314.9pt"/>
    </style:style>
    <style:style style:name="co10" style:family="table-column">
      <style:table-column-properties fo:break-before="auto" style:column-width="297.81pt"/>
    </style:style>
    <style:style style:name="co11" style:family="table-column">
      <style:table-column-properties fo:break-before="auto" style:column-width="202.31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2bd0d2"/>
    </style:style>
    <style:style style:name="ce8" style:family="table-cell" style:parent-style-name="Default">
      <style:table-cell-properties fo:background-color="#be3f7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on variable</text:p>
          </table:table-cell>
          <table:table-cell office:value-type="string" calcext:value-type="string">
            <text:p>Posible Values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PIN2</text:p>
          </table:table-cell>
          <table:table-cell/>
          <table:table-cell office:value-type="string" calcext:value-type="string">
            <text:p>Programmed Output (received from XPL)</text:p>
          </table:table-cell>
          <table:table-cell office:value-type="string" calcext:value-type="string">
            <text:p>Programmed Input (send to XPL)</text:p>
          </table:table-cell>
          <table:table-cell office:value-type="string" calcext:value-type="string">
            <text:p>Send Value to Inpu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s Rang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  <table:table-cell office:value-type="string" calcext:value-type="string">
            <text:p>If 0 turn off all leds and Module8</text:p>
          </table:table-cell>
          <table:table-cell office:value-type="string" calcext:value-type="string">
            <text:p>1D 0 sim/cockpit2/electrical/battery_on 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1 - Battery 1 is On?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ionics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  <table:table-cell office:value-type="string" calcext:value-type="string">
            <text:p>If Avionics &lt;= 0 turn all off off</text:p>
          </table:table-cell>
          <table:table-cell office:value-type="string" calcext:value-type="string">
            <text:p>2D 0 sim/cockpit2/switches/avionics_power_on 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3 – Avionics power is On?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 5 Uppers Buttons Sounds 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&gt;&gt;&gt;decorative</text:p>
          </table:table-cell>
          <table:table-cell office:value-type="string" calcext:value-type="string">
            <text:p>SoundCom1Butt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ndCom1Led</text:p>
          </table:table-cell>
          <table:table-cell office:value-type="string" calcext:value-type="string">
            <text:p>LED_SOUND_COM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D 0 sim/cockpit2/radios/actuators/audio_selection_com1 1</text:p>
          </table:table-cell>
          <table:table-cell table:number-columns-repeated="2"/>
          <table:table-cell office:value-type="string" calcext:value-type="string">
            <text:p>Com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Nav1Button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office:value-type="string" calcext:value-type="string">
            <text:p>Switch value of the SoundNav1Led</text:p>
          </table:table-cell>
          <table:table-cell/>
          <table:table-cell office:value-type="string" calcext:value-type="string">
            <text:p>C1 sim/cockpit2/radios/actuators/audio_selection_nav1 0 1</text:p>
          </table:table-cell>
          <table:table-cell office:value-type="string" calcext:value-type="string">
            <text:p>if SoundNav1Led = 1 =&gt;&gt; 0, else 1</text:p>
          </table:table-cell>
          <table:table-cell office:value-type="string" calcext:value-type="string">
            <text:p>Nav1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ndNav1Led</text:p>
          </table:table-cell>
          <table:table-cell office:value-type="string" calcext:value-type="string">
            <text:p>LED_SOUND_NAV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4D 0 sim/cockpit2/radios/actuators/audio_selection_nav1 1</text:p>
          </table:table-cell>
          <table:table-cell table:number-columns-repeated="2"/>
          <table:table-cell office:value-type="string" calcext:value-type="string">
            <text:p>Nav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MarkButton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Switch value of the SoundMarkerLed</text:p>
          </table:table-cell>
          <table:table-cell/>
          <table:table-cell office:value-type="string" calcext:value-type="string">
            <text:p>C2 sim/cockpit2/radios/actuators/audio_marker_enabled 0 1</text:p>
          </table:table-cell>
          <table:table-cell office:value-type="string" calcext:value-type="string">
            <text:p>if SoundMarkerLed = 1 =&gt;&gt; 0, else 1</text:p>
          </table:table-cell>
          <table:table-cell office:value-type="string" calcext:value-type="string">
            <text:p>Beacon Marker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ndMarkerLed</text:p>
          </table:table-cell>
          <table:table-cell office:value-type="string" calcext:value-type="string">
            <text:p>LED_SOUND_MARK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5D 0 sim/cockpit2/radios/actuators/audio_marker_enabled 1</text:p>
          </table:table-cell>
          <table:table-cell table:number-columns-repeated="2"/>
          <table:table-cell office:value-type="string" calcext:value-type="string">
            <text:p>Beacon Marker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Dme1Button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Switch value of the SoundDme1Led</text:p>
          </table:table-cell>
          <table:table-cell/>
          <table:table-cell office:value-type="string" calcext:value-type="string">
            <text:p>C3 sim/cockpit2/radios/actuators/audio_dme_enabled 0 1</text:p>
          </table:table-cell>
          <table:table-cell office:value-type="string" calcext:value-type="string">
            <text:p>if SoundDme1Led = 1 =&gt;&gt; 0, else 1</text:p>
          </table:table-cell>
          <table:table-cell office:value-type="string" calcext:value-type="string">
            <text:p>DME audio enabled? ( if the nav has DME)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ndDme1Led</text:p>
          </table:table-cell>
          <table:table-cell office:value-type="string" calcext:value-type="string">
            <text:p>LED_SOUND_DME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D 0 sim/cockpit2/radios/actuators/audio_dme_enabled 1</text:p>
          </table:table-cell>
          <table:table-cell table:number-columns-repeated="2"/>
          <table:table-cell office:value-type="string" calcext:value-type="string">
            <text:p>DME audio enabled? ( if the nav has DME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Adf1Button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Switch value of the SoundAdf1Led</text:p>
          </table:table-cell>
          <table:table-cell/>
          <table:table-cell office:value-type="string" calcext:value-type="string">
            <text:p>C4 sim/cockpit2/radios/actuators/audio_selection_adf1 0 1</text:p>
          </table:table-cell>
          <table:table-cell office:value-type="string" calcext:value-type="string">
            <text:p>if SoundAdf1Led = 1 =&gt;&gt; 0, else 1</text:p>
          </table:table-cell>
          <table:table-cell office:value-type="string" calcext:value-type="string">
            <text:p>ADF1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ndAdf1Led</text:p>
          </table:table-cell>
          <table:table-cell office:value-type="string" calcext:value-type="string">
            <text:p>LED_SOUND_ADF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D 0 sim/cockpit2/radios/actuators/audio_selection_adf1 1</text:p>
          </table:table-cell>
          <table:table-cell table:number-columns-repeated="2"/>
          <table:table-cell office:value-type="string" calcext:value-type="string">
            <text:p>ADF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 Radio row 1 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or1</text:p>
          </table:table-cell>
          <table:table-cell/>
          <table:table-cell office:value-type="string" calcext:value-type="string">
            <text:p>C or N or A</text:p>
          </table:table-cell>
          <table:table-cell table:number-columns-repeated="7"/>
          <table:table-cell office:value-type="string" calcext:value-type="string">
            <text:p>cha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C1B</text:p>
          </table:table-cell>
          <table:table-cell office:value-type="string" calcext:value-type="string">
            <text:p>change to C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Switch value of the selectedLedC2L = 1; selectedLedN2L = 0; selectedLedA2L = 0; selector1 = C</text:p>
          </table:table-cell>
          <table:table-cell office:value-type="string" calcext:value-type="string">
            <text:p>8D 0 sim/cockpit2/radios/actuators/com1_frequency_hz_833 1</text:p>
          </table:table-cell>
          <table:table-cell/>
          <table:table-cell office:value-type="string" calcext:value-type="string">
            <text:p>118000 a 136990 in intervals of 5 (just 136 max = 990; other 995)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COM_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9D 0 sim/cockpit2/radios/actuators/com1_standby_frequency_hz_833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N1B</text:p>
          </table:table-cell>
          <table:table-cell office:value-type="string" calcext:value-type="string">
            <text:p>change to N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witch value of the selectedLedC2L = 0; selectedLedN2L = 1; selectedLedA2L = 0; selector1 = N</text:p>
          </table:table-cell>
          <table:table-cell office:value-type="string" calcext:value-type="string">
            <text:p>10D 0 sim/cockpit2/radios/actuators/nav1_frequency_hz 1</text:p>
          </table:table-cell>
          <table:table-cell/>
          <table:table-cell office:value-type="string" calcext:value-type="string">
            <text:p>10800 a 11795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NAV_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1D 0 sim/cockpit2/radios/actuators/nav1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A1B</text:p>
          </table:table-cell>
          <table:table-cell office:value-type="string" calcext:value-type="string">
            <text:p>change to A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string" calcext:value-type="string">
            <text:p>Switch value of the selectedLedC2L = 0; selectedLedN2L = 0; selectedLedA2L = 1; selector1 = A</text:p>
          </table:table-cell>
          <table:table-cell office:value-type="string" calcext:value-type="string">
            <text:p>12D 0 sim/cockpit2/radios/actuators/adf1_frequency_hz 1</text:p>
          </table:table-cell>
          <table:table-cell/>
          <table:table-cell office:value-type="string" calcext:value-type="string">
            <text:p>0 to 9999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ADF_1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3D 0 sim/cockpit2/radios/actuators/adf1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dAct1B</text:p>
          </table:table-cell>
          <table:table-cell office:value-type="string" calcext:value-type="string">
            <text:p>(- 1 -)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Send signal to switch from standby to active: the com1 if selector1==C, the nav1 if selector1==N, the adf1 if selector1==A</text:p>
          </table:table-cell>
          <table:table-cell/>
          <table:table-cell office:value-type="string" calcext:value-type="string">
            <text:p>( - 1 - 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Send new frequency to standby: com1 if selector1==C, the nav1 if selector1==N, the adf1 if selector1==A</text:p>
          </table:table-cell>
          <table:table-cell/>
          <table:table-cell office:value-type="string" calcext:value-type="string">
            <text:p>C6 sim/cockpit2/radios/actuators/com1_standby_frequency_hz_833</text:p>
          </table:table-cell>
          <table:table-cell table:number-columns-repeated="2"/>
          <table:table-cell office:value-type="string" calcext:value-type="string">
            <text:p>long</text:p>
          </table:table-cell>
        </table:table-row>
        <table:table-row table:style-name="ro1">
          <table:table-cell table:number-columns-repeated="4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Send new frequency to standby: com1 if selector1==C, the nav1 if selector1==N, the adf1 if selector1==A</text:p>
          </table:table-cell>
          <table:table-cell/>
          <table:table-cell office:value-type="string" calcext:value-type="string">
            <text:p><text:s/>or C8 sim/cockpit2/radios/actuators/nav1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or C10 sim/cockpit2/radios/actuators/adf1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----- Radio row 2 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or2</text:p>
          </table:table-cell>
          <table:table-cell/>
          <table:table-cell office:value-type="string" calcext:value-type="string">
            <text:p>C or N or A</text:p>
          </table:table-cell>
          <table:table-cell table:number-columns-repeated="7"/>
          <table:table-cell office:value-type="string" calcext:value-type="string">
            <text:p>cha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C1B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/>
          <table:table-cell office:value-type="string" calcext:value-type="string">
            <text:p>Switch value of the selectedLedC2L = 1; selectedLedN2L = 0; selectedLedA2L = 0; selector1 = C</text:p>
          </table:table-cell>
          <table:table-cell office:value-type="string" calcext:value-type="string">
            <text:p>14D 0 sim/cockpit2/radios/actuators/com2_frequency_hz_833 1</text:p>
          </table:table-cell>
          <table:table-cell/>
          <table:table-cell office:value-type="string" calcext:value-type="string">
            <text:p>118000 a 136990 in intervals of 5 (just 136 max = 990; other 995)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COM_2</text:p>
          </table:table-cell>
          <table:table-cell office:value-type="string" calcext:value-type="string">
            <text:p>change to C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D 0 sim/cockpit2/radios/actuators/com2_standby_frequency_hz_833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N1B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/>
          <table:table-cell office:value-type="string" calcext:value-type="string">
            <text:p>Switch value of the selectedLedC2L = 0; selectedLedN2L = 1; selectedLedA2L = 0; selector1 = N</text:p>
          </table:table-cell>
          <table:table-cell office:value-type="string" calcext:value-type="string">
            <text:p>16D 0 sim/cockpit2/radios/actuators/nav2_frequency_hz 1</text:p>
          </table:table-cell>
          <table:table-cell/>
          <table:table-cell office:value-type="string" calcext:value-type="string">
            <text:p>10800 a 11795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NAV_2</text:p>
          </table:table-cell>
          <table:table-cell office:value-type="string" calcext:value-type="string">
            <text:p>change to N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7D 0 sim/cockpit2/radios/actuators/nav2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A1B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/>
          <table:table-cell office:value-type="string" calcext:value-type="string">
            <text:p>Switch value of the selectedLedC2L = 0; selectedLedN2L = 0; selectedLedA2L = 1; selector1 = A</text:p>
          </table:table-cell>
          <table:table-cell office:value-type="string" calcext:value-type="string">
            <text:p>18D 0 sim/cockpit2/radios/actuators/adf2_frequency_hz 1</text:p>
          </table:table-cell>
          <table:table-cell/>
          <table:table-cell office:value-type="string" calcext:value-type="string">
            <text:p>0 to 9999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ADF_2</text:p>
          </table:table-cell>
          <table:table-cell office:value-type="string" calcext:value-type="string">
            <text:p>change to 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19D 0 sim/cockpit2/radios/actuators/adf2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dAct2B</text:p>
          </table:table-cell>
          <table:table-cell office:value-type="string" calcext:value-type="string">
            <text:p>(- 2 -)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string" calcext:value-type="string">
            <text:p>Send signal to switch from standby to active: the com2 if selector2==C, the nav2 if selector2==N, the adf2 if selector2==A</text:p>
          </table:table-cell>
          <table:table-cell/>
          <table:table-cell office:value-type="string" calcext:value-type="string">
            <text:p>( - 2 - 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Send new frequency to standby: com2 if selector2==C, the nav2 if selector2==N, the adf2 if selector2==A</text:p>
          </table:table-cell>
          <table:table-cell/>
          <table:table-cell office:value-type="string" calcext:value-type="string">
            <text:p>C12 sim/cockpit2/radios/actuators/com2_standby_frequency_hz_833</text:p>
          </table:table-cell>
          <table:table-cell table:number-columns-repeated="2"/>
          <table:table-cell office:value-type="string" calcext:value-type="string">
            <text:p>long</text:p>
          </table:table-cell>
        </table:table-row>
        <table:table-row table:style-name="ro1">
          <table:table-cell table:number-columns-repeated="4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Send new frequency to standby: com2 if selector2==C, the nav2 if selector2==N, the adf2 if selector2==A</text:p>
          </table:table-cell>
          <table:table-cell/>
          <table:table-cell office:value-type="string" calcext:value-type="string">
            <text:p><text:s/>or C14 sim/cockpit2/radios/actuators/nav2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or C16 sim/cockpit2/radios/actuators/adf2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----- Transponder 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nderPosSelector</text:p>
          </table:table-cell>
          <table:table-cell/>
          <table:table-cell office:value-type="string" calcext:value-type="string">
            <text:p>1 2 3 4 5 or 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nderCode</text:p>
          </table:table-cell>
          <table:table-cell/>
          <table:table-cell office:value-type="string" calcext:value-type="string">
            <text:p>0000 to 7777</text:p>
          </table:table-cell>
          <table:table-cell table:number-columns-repeated="6"/>
          <table:table-cell office:value-type="string" calcext:value-type="string">
            <text:p>10 - Current Transponder code (0000-7777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dentButton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1Encoder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calculate and change first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2Encoder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calculate and change second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3Encoder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calculate and change third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4Encoder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calculate and change fourtf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Pos1Button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nderPos2Button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nderPos3Button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nderPos4Button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nderPos5Button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nderPos6Button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 Displays 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7219chainedData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7219chainedLoad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7219chainedClock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TransponderPosSelector</text:p>
          </table:table-cell>
          <table:table-cell table:number-columns-repeated="4"/>
          <table:table-cell office:value-type="string" calcext:value-type="string">
            <text:p>When change, send transpodner status by position 1 2 3 4 5 or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_TransponderCode</text:p>
          </table:table-cell>
          <table:table-cell table:number-columns-repeated="4"/>
          <table:table-cell office:value-type="string" calcext:value-type="string">
            <text:p>When change display on module 0, digits 3 2 1 and 0; also calculate Transponder1, Transponder2, Transponder3, Transponder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1Active</text:p>
          </table:table-cell>
          <table:table-cell office:value-type="string" calcext:value-type="string">
            <text:p>Decimal intervals of 5 (just when int 136 max = 990; other 995)</text:p>
          </table:table-cell>
          <table:table-cell office:value-type="string" calcext:value-type="string">
            <text:p>118000 to 136990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Com1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C’ display on module 2 <text:s/>digits 6 5 4 (point) 3 2 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1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C’ display on module 3 <text:s/>digits 6 5 4 (point) 3 2 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Com1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C’ display on module 1 <text:s/>digits 6 5 4 (point) 3 2 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2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C’ display on module 4 <text:s/>digits 6 5 4 (point) 3 2 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_Com2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N’ display on module 2 <text:s/>digits 6 5 4 (point) 3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2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N’ display on module 3 <text:s/>digits 6 5 4 (point) 3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_Com2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N’ display on module 1 <text:s/>digits 6 5 4 (point) 3 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v1Active</text:p>
          </table:table-cell>
          <table:table-cell office:value-type="string" calcext:value-type="string">
            <text:p>Decimal intervals of 5</text:p>
          </table:table-cell>
          <table:table-cell office:value-type="string" calcext:value-type="string">
            <text:p>10800 to 1179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Nav1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N’ display on module 4 <text:s/>digits 6 5 4 (point) 3 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v1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A’ display on module 2 <text:s/>digits 5 4 3 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Nav1Stdby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A’ display on module 3 <text:s/>digits 5 4 3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v2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A’ display on module 1 <text:s/>digits 5 4 3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_Nav2Active</text:p>
          </table:table-cell>
          <table:table-cell office:value-type="string" calcext:value-type="string">
            <text:p>idem</text:p>
          </table:table-cell>
          <table:table-cell table:number-columns-repeated="3"/>
          <table:table-cell office:value-type="string" calcext:value-type="string">
            <text:p>When change if selector1==’A’ display on module 4 <text:s/>digits 5 4 3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v2Stdby</text:p>
          </table:table-cell>
          <table:table-cell office:value-type="string" calcext:value-type="string">
            <text:p>idem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_Nav2Stdby</text:p>
          </table:table-cell>
          <table:table-cell office:value-type="string" calcext:value-type="string">
            <text:p>ide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f1Active</text:p>
          </table:table-cell>
          <table:table-cell/>
          <table:table-cell office:value-type="string" calcext:value-type="string">
            <text:p>0 to 9999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Adf1Active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f1Stdby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_Adf1Stdby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f2Activ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Adf2Activ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f2Stdby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Adf2Stdb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LED_INITIALIZED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0 and 1 are tx / rx not in us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20 and 21 reserved for LCD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(1 when C)</text:p>
          </table:table-cell>
          <table:table-cell office:value-type="string" calcext:value-type="string">
            <text:p>long tmp2 = 8D 0 sim/cockpit2/radios/actuators/com1_frequency_hz_833 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long tmp1 = 9D 0 sim/cockpit2/radios/actuators/com1_standby_frequency_hz_833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 sim/cockpit2/radios/actuators/com1_frequency_hz_833 0 1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 sim/cockpit2/radios/actuators/com1_standby_frequency_hz_833 = tmp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1 when N)</text:p>
          </table:table-cell>
          <table:table-cell office:value-type="string" calcext:value-type="string">
            <text:p>Int tmp2 = 10D 0 sim/cockpit2/radios/actuators/nav1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t tmp1 = 11D 0 sim/cockpit2/radios/actuators/nav1_standby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7 sim/cockpit2/radios/actuators/nav1_frequency_hz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8 sim/cockpit2/radios/actuators/nav1_standby_frequency_hz = tmp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1 when A)</text:p>
          </table:table-cell>
          <table:table-cell office:value-type="string" calcext:value-type="string">
            <text:p>Int tmp2 = 12D 0 sim/cockpit2/radios/actuators/adf1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t tmp1 = 13D 0 sim/cockpit2/radios/actuators/adf1_standby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9 sim/cockpit2/radios/actuators/adf1_frequency_hz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0 sim/cockpit2/radios/actuators/adf1_standby_frequency_hz = tmp2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(2 when C)</text:p>
          </table:table-cell>
          <table:table-cell office:value-type="string" calcext:value-type="string">
            <text:p>long tmp2 = 14D 0 sim/cockpit2/radios/actuators/com2_frequency_hz_833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ng tmp1 = 15D 0 sim/cockpit2/radios/actuators/com2_standby_frequency_hz_833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1 sim/cockpit2/radios/actuators/com1_frequency_hz_833 0 1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2 sim/cockpit2/radios/actuators/com1_standby_frequency_hz_833 = tmp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2 when N)</text:p>
          </table:table-cell>
          <table:table-cell office:value-type="string" calcext:value-type="string">
            <text:p>Int tmp2 = 16D 0 sim/cockpit2/radios/actuators/nav2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t tmp1 = 17D 0 sim/cockpit2/radios/actuators/nav2_standby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3 sim/cockpit2/radios/actuators/nav2_frequency_hz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4 sim/cockpit2/radios/actuators/nav2_standby_frequency_hz = tmp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2 when A)</text:p>
          </table:table-cell>
          <table:table-cell office:value-type="string" calcext:value-type="string">
            <text:p>Int tmp2 = 18D 0 sim/cockpit2/radios/actuators/adf2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t tmp1 = 19D 0 sim/cockpit2/radios/actuators/adf2_standby_frequency_hz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5 sim/cockpit2/radios/actuators/adf2_frequency_hz = tmp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6 sim/cockpit2/radios/actuators/adf2_standby_frequency_hz = tmp2</text:p>
          </table:table-cell>
          <table:table-cell table:number-columns-repeated="9"/>
        </table:table-row>
        <table:table-row table:style-name="ro1" table:number-rows-repeated="104845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9:12:27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18:08.774194477</meta:creation-date>
    <dc:date>2018-06-30T19:17:25.967000000</dc:date>
    <meta:editing-duration>P1DT5H39M23S</meta:editing-duration>
    <meta:editing-cycles>79</meta:editing-cycles>
    <meta:generator>LibreOffice/5.3.6.1$Windows_X86_64 LibreOffice_project/686f202eff87ef707079aeb7f485847613344eb7</meta:generator>
    <meta:print-date>2018-06-24T15:29:26.678963122</meta:print-date>
    <meta:document-statistic meta:table-count="1" meta:cell-count="400" meta:object-count="0"/>
  </office:meta>
</office:document-meta>
</file>